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T1" style:family="text">
      <style:text-properties officeooo:rsid="001ef0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lect * from employee;</text:p>
      <text:p text:style-name="P1">alter table employee add Mgr varchar(40) ;</text:p>
      <text:p text:style-name="P1">alter table employee modify column Mgr varchar(50);</text:p>
      <text:p text:style-name="P1">desc employee;</text:p>
      <text:p text:style-name="P1">alter table employee drop column Mgr;</text:p>
      <text:p text:style-name="P1">update employee set emp_name="Rohit" where emp_id=1;</text:p>
      <text:p text:style-name="P1">insert into employee values(2,"<text:span text:style-name="T1">abc</text:span>",1234,"CSE","B'lore","Employee",25000);</text:p>
      <text:p text:style-name="P1">insert into employee values(3,"<text:span text:style-name="T1">def</text:span>",1224,"ISE","B'lore","Employee",4000);</text:p>
      <text:p text:style-name="P1">insert into employee values(4,"<text:span text:style-name="T1">ghi</text:span>",1254,"ECE","B'lore","Employee",20000);</text:p>
      <text:p text:style-name="P1">insert into employee values(5,"<text:span text:style-name="T1">jkl</text:span>",1254,"CIV","B'lore","Employee",3400);</text:p>
      <text:p text:style-name="P2"/>
      <text:p text:style-name="P1">select * from employee order by emp_id desc;</text:p>
      <text:p text:style-name="P1">select max(salary) from employee;</text:p>
      <text:p text:style-name="P1">select max(salary) from employee where location="B'lore";</text:p>
      <text:p text:style-name="P2"/>
      <text:p text:style-name="P1">select count(emp_id),location from employee group by location;</text:p>
      <text:p text:style-name="P1">select count(emp_name),location from employee group by location having count(emp_name)&gt;1;</text:p>
      <text:p text:style-name="P2"/>
      <text:p text:style-name="P1">create table regions(region_id int unsigned not null primary key, region_name varchar(30));</text:p>
      <text:p text:style-name="P1">desc regions;</text:p>
      <text:p text:style-name="P1">insert into regions values(1,"<text:span text:style-name="T1">India</text:span>");</text:p>
      <text:p text:style-name="P1">insert into regions values(2,"M<text:span text:style-name="T1">alaysia</text:span>");</text:p>
      <text:p text:style-name="P1">insert into regions values(3,"Australia");</text:p>
      <text:p text:style-name="P1">insert into regions values(4,"A<text:span text:style-name="T1">rgentina</text:span>");</text:p>
      <text:p text:style-name="P1">insert into regions values(5,"California");</text:p>
      <text:p text:style-name="P1">select * from regions;</text:p>
      <text:p text:style-name="P2"/>
      <text:p text:style-name="P1">create table countries(country_id char not null primary key, country_name varchar(40), region_id int unsigned not null);</text:p>
      <text:p text:style-name="P1">desc countries;</text:p>
      <text:p text:style-name="P1">insert into countries values('I',"India",1);</text:p>
      <text:p text:style-name="P1">insert into countries values('S',"Srilanka",2);</text:p>
      <text:p text:style-name="P1">insert into countries values('Z',"Zimbabwe",3);</text:p>
      <text:p text:style-name="P1">insert into countries values('G',"<text:span text:style-name="T1">brazil</text:span>",4);</text:p>
      <text:p text:style-name="P1">insert into countries values('N',"Netherland",5);</text:p>
      <text:p text:style-name="P1">select * from countries;</text:p>
      <text:p text:style-name="P2"/>
      <text:p text:style-name="P1">create table locations(location_id int unsigned not null primary key, stree_address varchar(60), postal_code varchar(6), city varchar(10) not null, state_province varchar(10), country_id char not null);</text:p>
      <text:p text:style-name="P1">desc locations;</text:p>
      <text:p text:style-name="P1">insert into locations values(1200,"2015 <text:span text:style-name="T1">abc</text:span>","560045","Hydrabad","AP",'I');</text:p>
      <text:p text:style-name="P1">insert into locations values(1201,"2016 Vijay","560046","Chennai","Tamilnadu",'S');</text:p>
      <text:p text:style-name="P1">insert into locations values(1202,"2017 Jay","560047","Bangalore","Karnataka",'Z');</text:p>
      <text:p text:style-name="P1">insert into locations values(1203,"2018 <text:span text:style-name="T1">def</text:span>","560048","Bhopal","MP",'G');</text:p>
      <text:p text:style-name="P1">insert into locations values(1204,"2019 <text:span text:style-name="T1">ghi</text:span>","560049","Dispur","Assam",'N');</text:p>
      <text:p text:style-name="P1">select * from locations;</text:p>
      <text:p text:style-name="P2"/>
      <text:p text:style-name="P1">create table departments(department_id int unsigned not null primary key,department_name varchar(30) not null, manager_id int unsigned, location_id int unsigned);</text:p>
      <text:p text:style-name="P1">desc departments; </text:p>
      <text:p text:style-name="P1">alter table departments add unique key(manager_id);</text:p>
      <text:p text:style-name="P2"/>
      <text:p text:style-name="P1">insert into departments values(10,"Administrations",200,1700);</text:p>
      <text:p text:style-name="P1">update departments set location_id=1200 where department_id=10;</text:p>
      <text:p text:style-name="P1">insert into departments values(11,"Management",201,1701);</text:p>
      <text:p text:style-name="P1">update departments set location_id=1201 where department_id=11;</text:p>
      <text:p text:style-name="P1">insert into departments values(12,"Sports",202,1702);</text:p>
      <text:p text:style-name="P1">update departments set location_id=1202 where department_id=12;</text:p>
      <text:p text:style-name="P1"><text:soft-page-break/>insert into departments values(14,"Library",204,1704);</text:p>
      <text:p text:style-name="P1">update departments set location_id=1203 where department_id=13;</text:p>
      <text:p text:style-name="P1">insert into departments values(15,"Cultural",203,1204);</text:p>
      <text:p text:style-name="P1">delete from departments where department_id=14;</text:p>
      <text:p text:style-name="P1">delete from departments where department_id=15;</text:p>
      <text:p text:style-name="P1">insert into departments values(14,"Library",204,1204);</text:p>
      <text:p text:style-name="P2"/>
      <text:p text:style-name="P2"/>
      <text:p text:style-name="P2"/>
      <text:p text:style-name="P2"/>
      <text:p text:style-name="P1">select * from departments;</text:p>
      <text:p text:style-name="P2"/>
      <text:p text:style-name="P1">create table jobs(job_id varchar(20) not null primary key, job_title varchar(20) not null, min_salary decimal unsigned, max_salary decimal unsigned);</text:p>
      <text:p text:style-name="P1">desc jobs;</text:p>
      <text:p text:style-name="P1">insert into jobs values("AD_VP","Administration VP",15000,20000);</text:p>
      <text:p text:style-name="P1">insert into jobs values("MG_HD","Management head",16000,21000);</text:p>
      <text:p text:style-name="P1">insert into jobs values("SP_HD","Sports HD",14000,18000);</text:p>
      <text:p text:style-name="P1">insert into jobs values("LB_HD","Library HD",14000,18000);</text:p>
      <text:p text:style-name="P1">select * from jobs;</text:p>
      <text:p text:style-name="P2"/>
      <text:p text:style-name="P1">create table employees1(employee_id int unsigned not null, first_name varchar(20), last_name varchar(20) not null, email varchar(20) not null, phone_number varchar(10), hire_date date not null, job_id varchar(20) not null, salary decimal not null, commission_pct decimal, manager_id int unsigned, department_id int unsigned);</text:p>
      <text:p text:style-name="P1">desc employees1;</text:p>
      <text:p text:style-name="P1">alter table employees1 add unique key(employee_id);</text:p>
      <text:p text:style-name="P2"/>
      <text:p text:style-name="P1">insert into employees1 values(100,"Steven","King","SKING","9846352845",str_to_date("17-jun-1987","%d-%M-%Y"),"AD_VP",20000,null,null,10);</text:p>
      <text:p text:style-name="P1">insert into employees1 values(101,"Stefan","hawk","Stking","9846862845",str_to_date("27-jul-1985","%d-%M-%Y"),"MG_HD",25000,null,null,11);</text:p>
      <text:p text:style-name="P1">insert into employees1 values(102,"James","Wan","JWAN","9846319845",str_to_date("13-aug-1887","%d-%M-%Y"),"SP_HD",21000,null,null,12);</text:p>
      <text:p text:style-name="P1">insert into employees1 values(103,"Dolf","Ziggler","Dolzig","6346352845",str_to_date("08-feb-1915","%d-%M-%Y"),"LB_HD",23000,null,null,13);</text:p>
      <text:p text:style-name="P1">select * from employees1;</text:p>
      <text:p text:style-name="P2"/>
      <text:p text:style-name="P1">create table job_history(employee_id int unsigned not null, start_date date not null, end_date date not null, job_id varchar(10) not null, department_id int unsigned not null);</text:p>
      <text:p text:style-name="P1">drop table job_history;</text:p>
      <text:p text:style-name="P1">alter table job_history add unique key(employee_id,start_date);</text:p>
      <text:p text:style-name="P1">insert into job_history values(100, str_to_date("17-jun-1987","%d-%M-%Y"),str_to_date("17-jun-1988","%d-%M-%Y"),"AD_VP",10);</text:p>
      <text:p text:style-name="P1">insert into job_history values(101, str_to_date("17-aug-1987","%d-%M-%Y"),str_to_date("17-aug-1988","%d-%M-%Y"),"AD_VP",11);</text:p>
      <text:p text:style-name="P1">update job_history set job_id="MG_HD" where employee_id=101;</text:p>
      <text:p text:style-name="P1">insert into job_history values(102, str_to_date("10-feb-1987","%d-%M-%Y"),str_to_date("10-feb-1988","%d-%M-%Y"),"SP_HD",12);</text:p>
      <text:p text:style-name="P1">insert into job_history values(103, str_to_date("11-mar-1985","%d-%M-%Y"),str_to_date("10-feb-1988","%d-%M-%Y"),"LB_HD",13);</text:p>
      <text:p text:style-name="P1">select * from job_history;</text:p>
      <text:p text:style-name="P1">desc job_history;</text:p>
      <text:p text:style-name="P1">commit;</text:p>
      <text:p text:style-name="P2"/>
      <text:p text:style-name="P1">alter table countries add foreign key (region_id) references regions(region_id);</text:p>
      <text:p text:style-name="P1">desc countries;</text:p>
      <text:p text:style-name="P1"><text:soft-page-break/>alter table locations add foreign key (country_id) references countries(country_id);</text:p>
      <text:p text:style-name="P1">desc locations;</text:p>
      <text:p text:style-name="P1">alter table departments add foreign key (location_id) references locations(location_id);</text:p>
      <text:p text:style-name="P1">desc departments;</text:p>
      <text:p text:style-name="P1">alter table employees1 add foreign key (job_id) references jobs(job_id);</text:p>
      <text:p text:style-name="P1">alter table employees1 add foreign key(department_id) references departments(department_id);</text:p>
      <text:p text:style-name="P1">desc employees1;</text:p>
      <text:p text:style-name="P1">alter table employees1 add foreign key(manager_id) references departments(manager_id);</text:p>
      <text:p text:style-name="P1">desc employees1;</text:p>
      <text:p text:style-name="P1">alter table job_history add foreign key(employee_id) references employees1(employee_id);</text:p>
      <text:p text:style-name="P1">alter table job_history add foreign key(job_id) references jobs(job_id);</text:p>
      <text:p text:style-name="P1">alter table job_history add foreign key(department_id) references departments(department_id);</text:p>
      <text:p text:style-name="P4">desc job_history;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22:23:29.800000000</meta:creation-date>
    <dc:date>2021-11-09T23:18:25.286000000</dc:date>
    <meta:editing-duration>PT54M55S</meta:editing-duration>
    <meta:editing-cycles>2</meta:editing-cycles>
    <meta:generator>LibreOffice/7.1.6.2$Windows_X86_64 LibreOffice_project/0e133318fcee89abacd6a7d077e292f1145735c3</meta:generator>
    <meta:document-statistic meta:table-count="0" meta:image-count="0" meta:object-count="0" meta:page-count="3" meta:paragraph-count="96" meta:word-count="567" meta:character-count="6195" meta:non-whitespace-character-count="5723"/>
  </office:meta>
</office:document-meta>
</file>